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subtitle" style:list-style-name="L3">
      <style:graphic-properties draw:fill-color="#ffffff" fo:min-height="4.3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3.473cm" svg:x="1.401cm" svg:y="2.859cm" presentation:class="title" presentation:user-transformed="true">
          <draw:text-box>
            <text:p><text:span text:style-name="T1">Курс CAUTTDD01 </text:span><text:span text:style-name="T1"><text:line-break/></text:span><text:span text:style-name="T1">Модульное тестирование и TDD</text:span></text:p>
          </draw:text-box>
        </draw:frame>
        <draw:frame presentation:style-name="pr2" draw:text-style-name="P3" draw:layer="layout" svg:width="25.199cm" svg:height="4.319cm" svg:x="1.401cm" svg:y="8.5cm">
          <draw:text-box>
            <text:p text:style-name="P2">Лекция 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9T11:14:22.330000000</meta:creation-date>
    <dc:date>2023-06-29T11:17:19.024000000</dc:date>
    <meta:editing-duration>PT2M56S</meta:editing-duration>
    <meta:editing-cycles>1</meta:editing-cycles>
    <meta:document-statistic meta:object-count="25"/>
    <meta:generator>LibreOffice/7.4.5.1$Windows_X86_64 LibreOffice_project/9c0871452b3918c1019dde9bfac75448afc4b57f</meta:generator>
  </office:meta>
</office:document-meta>
</file>